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PropertyDefinition.get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PropertyDefinition.ServerPropertyDefinition( PropertyDefinition def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PropertyDefinition.getRequi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PropertyDefinition.getValue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PropertyDefinition.is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